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/>
          <table:table-cell office:value-type="string" calcext:value-type="string">
            <text:p>Homens</text:p>
          </table:table-cell>
          <table:table-cell office:value-type="string" calcext:value-type="string">
            <text:p>Mulheres</text:p>
          </table:table-cell>
        </table:table-row>
        <table:table-row table:style-name="ro2">
          <table:table-cell office:value-type="string" calcext:value-type="string">
            <text:p>Mais de 100 anos</text:p>
          </table:table-cell>
          <table:table-cell office:value-type="float" office:value="917" calcext:value-type="float">
            <text:p>917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string" calcext:value-type="string">
            <text:p>95 a 99 anos</text:p>
          </table:table-cell>
          <table:table-cell office:value-type="float" office:value="4534" calcext:value-type="float">
            <text:p>4534</text:p>
          </table:table-cell>
          <table:table-cell office:value-type="float" office:value="12323" calcext:value-type="float">
            <text:p>12323</text:p>
          </table:table-cell>
        </table:table-row>
        <table:table-row table:style-name="ro1">
          <table:table-cell office:value-type="string" calcext:value-type="string">
            <text:p>90 a 94 anos</text:p>
          </table:table-cell>
          <table:table-cell office:value-type="float" office:value="20758" calcext:value-type="float">
            <text:p>20758</text:p>
          </table:table-cell>
          <table:table-cell office:value-type="float" office:value="45806" calcext:value-type="float">
            <text:p>45806</text:p>
          </table:table-cell>
        </table:table-row>
        <table:table-row table:style-name="ro1">
          <table:table-cell office:value-type="string" calcext:value-type="string">
            <text:p>85 a 89 anos</text:p>
          </table:table-cell>
          <table:table-cell office:value-type="float" office:value="63558" calcext:value-type="float">
            <text:p>63558</text:p>
          </table:table-cell>
          <table:table-cell office:value-type="float" office:value="121030" calcext:value-type="float">
            <text:p>121030</text:p>
          </table:table-cell>
        </table:table-row>
        <table:table-row table:style-name="ro1">
          <table:table-cell office:value-type="string" calcext:value-type="string">
            <text:p>80 a 84 anos</text:p>
          </table:table-cell>
          <table:table-cell office:value-type="float" office:value="150452" calcext:value-type="float">
            <text:p>150452</text:p>
          </table:table-cell>
          <table:table-cell office:value-type="float" office:value="246113" calcext:value-type="float">
            <text:p>246113</text:p>
          </table:table-cell>
        </table:table-row>
        <table:table-row table:style-name="ro1">
          <table:table-cell office:value-type="string" calcext:value-type="string">
            <text:p>75 a 79 anos</text:p>
          </table:table-cell>
          <table:table-cell office:value-type="float" office:value="246532" calcext:value-type="float">
            <text:p>246532</text:p>
          </table:table-cell>
          <table:table-cell office:value-type="float" office:value="354796" calcext:value-type="float">
            <text:p>354796</text:p>
          </table:table-cell>
        </table:table-row>
        <table:table-row table:style-name="ro1">
          <table:table-cell office:value-type="string" calcext:value-type="string">
            <text:p>70 a 74 anos</text:p>
          </table:table-cell>
          <table:table-cell office:value-type="float" office:value="371655" calcext:value-type="float">
            <text:p>371655</text:p>
          </table:table-cell>
          <table:table-cell office:value-type="float" office:value="484550" calcext:value-type="float">
            <text:p>484550</text:p>
          </table:table-cell>
        </table:table-row>
        <table:table-row table:style-name="ro1">
          <table:table-cell office:value-type="string" calcext:value-type="string">
            <text:p>65 a 69 anos</text:p>
          </table:table-cell>
          <table:table-cell office:value-type="float" office:value="499180" calcext:value-type="float">
            <text:p>499180</text:p>
          </table:table-cell>
          <table:table-cell office:value-type="float" office:value="609906" calcext:value-type="float">
            <text:p>609906</text:p>
          </table:table-cell>
        </table:table-row>
        <table:table-row table:style-name="ro1">
          <table:table-cell office:value-type="string" calcext:value-type="string">
            <text:p>60 a 64 anos</text:p>
          </table:table-cell>
          <table:table-cell office:value-type="float" office:value="705940" calcext:value-type="float">
            <text:p>705940</text:p>
          </table:table-cell>
          <table:table-cell office:value-type="float" office:value="831069" calcext:value-type="float">
            <text:p>831069</text:p>
          </table:table-cell>
        </table:table-row>
        <table:table-row table:style-name="ro1">
          <table:table-cell office:value-type="string" calcext:value-type="string">
            <text:p>55 a 59 anos</text:p>
          </table:table-cell>
          <table:table-cell office:value-type="float" office:value="930303" calcext:value-type="float">
            <text:p>930303</text:p>
          </table:table-cell>
          <table:table-cell office:value-type="float" office:value="1057688" calcext:value-type="float">
            <text:p>1057688</text:p>
          </table:table-cell>
        </table:table-row>
        <table:table-row table:style-name="ro1">
          <table:table-cell office:value-type="string" calcext:value-type="string">
            <text:p>50 a 54 anos</text:p>
          </table:table-cell>
          <table:table-cell office:value-type="float" office:value="1149501" calcext:value-type="float">
            <text:p>1149501</text:p>
          </table:table-cell>
          <table:table-cell office:value-type="float" office:value="1286603" calcext:value-type="float">
            <text:p>1286603</text:p>
          </table:table-cell>
        </table:table-row>
        <table:table-row table:style-name="ro1">
          <table:table-cell office:value-type="string" calcext:value-type="string">
            <text:p>45 a 49 anos</text:p>
          </table:table-cell>
          <table:table-cell office:value-type="float" office:value="1308852" calcext:value-type="float">
            <text:p>1308852</text:p>
          </table:table-cell>
          <table:table-cell office:value-type="float" office:value="1444270" calcext:value-type="float">
            <text:p>1444270</text:p>
          </table:table-cell>
        </table:table-row>
        <table:table-row table:style-name="ro1">
          <table:table-cell office:value-type="string" calcext:value-type="string">
            <text:p>40 a 44 anos</text:p>
          </table:table-cell>
          <table:table-cell office:value-type="float" office:value="1444231" calcext:value-type="float">
            <text:p>1444231</text:p>
          </table:table-cell>
          <table:table-cell office:value-type="float" office:value="1536444" calcext:value-type="float">
            <text:p>1536444</text:p>
          </table:table-cell>
        </table:table-row>
        <table:table-row table:style-name="ro1">
          <table:table-cell office:value-type="string" calcext:value-type="string">
            <text:p>35 a 39 anos</text:p>
          </table:table-cell>
          <table:table-cell office:value-type="float" office:value="1549270" calcext:value-type="float">
            <text:p>1549270</text:p>
          </table:table-cell>
          <table:table-cell office:value-type="float" office:value="1634852" calcext:value-type="float">
            <text:p>1634852</text:p>
          </table:table-cell>
        </table:table-row>
        <table:table-row table:style-name="ro1">
          <table:table-cell office:value-type="string" calcext:value-type="string">
            <text:p>30 a 34 anos</text:p>
          </table:table-cell>
          <table:table-cell office:value-type="float" office:value="1741346" calcext:value-type="float">
            <text:p>1741346</text:p>
          </table:table-cell>
          <table:table-cell office:value-type="float" office:value="1815101" calcext:value-type="float">
            <text:p>1815101</text:p>
          </table:table-cell>
        </table:table-row>
        <table:table-row table:style-name="ro1">
          <table:table-cell office:value-type="string" calcext:value-type="string">
            <text:p>25 a 29 anos</text:p>
          </table:table-cell>
          <table:table-cell office:value-type="float" office:value="1881495" calcext:value-type="float">
            <text:p>1881495</text:p>
          </table:table-cell>
          <table:table-cell office:value-type="float" office:value="1908293" calcext:value-type="float">
            <text:p>1908293</text:p>
          </table:table-cell>
        </table:table-row>
        <table:table-row table:style-name="ro1">
          <table:table-cell office:value-type="string" calcext:value-type="string">
            <text:p>20 a 24 anos</text:p>
          </table:table-cell>
          <table:table-cell office:value-type="float" office:value="1835222" calcext:value-type="float">
            <text:p>1835222</text:p>
          </table:table-cell>
          <table:table-cell office:value-type="float" office:value="1802466" calcext:value-type="float">
            <text:p>1802466</text:p>
          </table:table-cell>
        </table:table-row>
        <table:table-row table:style-name="ro1">
          <table:table-cell office:value-type="string" calcext:value-type="string">
            <text:p>15 a 19 anos</text:p>
          </table:table-cell>
          <table:table-cell office:value-type="float" office:value="1667482" calcext:value-type="float">
            <text:p>1667482</text:p>
          </table:table-cell>
          <table:table-cell office:value-type="float" office:value="1636426" calcext:value-type="float">
            <text:p>1636426</text:p>
          </table:table-cell>
        </table:table-row>
        <table:table-row table:style-name="ro1">
          <table:table-cell office:value-type="string" calcext:value-type="string">
            <text:p>10 a 14 anos</text:p>
          </table:table-cell>
          <table:table-cell office:value-type="float" office:value="1687826" calcext:value-type="float">
            <text:p>1687826</text:p>
          </table:table-cell>
          <table:table-cell office:value-type="float" office:value="1637087" calcext:value-type="float">
            <text:p>1637087</text:p>
          </table:table-cell>
        </table:table-row>
        <table:table-row table:style-name="ro1">
          <table:table-cell office:value-type="string" calcext:value-type="string">
            <text:p>5 a 9 anos</text:p>
          </table:table-cell>
          <table:table-cell office:value-type="float" office:value="1457203" calcext:value-type="float">
            <text:p>1457203</text:p>
          </table:table-cell>
          <table:table-cell office:value-type="float" office:value="1403430" calcext:value-type="float">
            <text:p>1403430</text:p>
          </table:table-cell>
        </table:table-row>
        <table:table-row table:style-name="ro1">
          <table:table-cell office:value-type="string" calcext:value-type="string">
            <text:p>0 a 4 anos</text:p>
          </table:table-cell>
          <table:table-cell office:value-type="float" office:value="1361616" calcext:value-type="float">
            <text:p>1361616</text:p>
          </table:table-cell>
          <table:table-cell office:value-type="float" office:value="1313756" calcext:value-type="float">
            <text:p>13137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12:35:14.0686881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31T12:10:32.660868303</meta:creation-date>
    <dc:date>2021-01-31T12:35:40.914580470</dc:date>
    <meta:editing-duration>PT2M27S</meta:editing-duration>
    <meta:editing-cycles>2</meta:editing-cycles>
    <meta:generator>LibreOffice/7.0.3.1$Linux_X86_64 LibreOffice_project/00$Build-1</meta:generator>
    <meta:document-statistic meta:table-count="1" meta:cell-count="65" meta:object-count="0"/>
  </office:meta>
</office:document-meta>
</file>